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0_10-26-45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0_13-15-14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0_15-01-30_000.jpg</text:p>
          </table:table-cell>
          <table:table-cell table:style-name="ce22" office:value-type="string">
            <text:p>:m 1*1 res / JVEMV6 41#7.9_2 / 41. economics / 7. topics / 9. credit-economy</text:p>
          </table:table-cell>
          <table:table-cell table:style-name="ce31"/>
          <table:table-cell table:style-name="ce2"/>
          <table:table-cell table:style-name="ce2"/>
          <table:table-cell table:style-name="ce32" table:formula="of:=IF([.E4]=&quot;&quot;;[.C4];CONCATENATE([.C4];&quot; / &quot;;[.E4]))" office:value-type="string" office:string-value=":m 1*1 res / JVEMV6 41#7.9_2 / 41. economics / 7. topics / 9. credit-economy">
            <text:p>:m 1*1 res / JVEMV6 41#7.9_2 / 41. economics / 7. topics / 9. credit-economy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0_16-16-54_000.jpg</text:p>
          </table:table-cell>
          <table:table-cell table:style-name="ce22" office:value-type="string">
            <text:p>:bookmemo 1*1 / ページメモ / 『私の中の日本軍』 / 著者=山本七平 / session-8 / p.50</text:p>
          </table:table-cell>
          <table:table-cell table:style-name="ce14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5]=&quot;&quot;;[.C5];CONCATENATE([.C5];&quot; / &quot;;[.E5]))" office:value-type="string" office:string-value=":bookmemo 1*1 / ページメモ / 『私の中の日本軍』 / 著者=山本七平 / session-8 / p.50">
            <text:p>:bookmemo 1*1 / ページメモ / 『私の中の日本軍』 / 著者=山本七平 / session-8 / p.5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0_16-29-16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2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0_17-46-37_000.jpg</text:p>
          </table:table-cell>
          <table:table-cell table:style-name="ce15" office:value-type="string">
            <text:p>:m RES 1*1 / free# JVEMV6 37#21.4_20 / 37. miscs of miscs / 21. math&amp;physics / 4. knot-theory / N+,?+</text:p>
          </table:table-cell>
          <table:table-cell table:style-name="ce16"/>
          <table:table-cell table:style-name="ce2"/>
          <table:table-cell table:style-name="ce2"/>
          <table:table-cell table:style-name="ce32" table:formula="of:=IF([.E7]=&quot;&quot;;[.C7];CONCATENATE([.C7];&quot; / &quot;;[.E7]))" office:value-type="string" office:string-value=":m RES 1*1 / free# JVEMV6 37#21.4_20 / 37. miscs of miscs / 21. math&amp;physics / 4. knot-theory / N+,?+">
            <text:p>:m RES 1*1 / free# JVEMV6 37#21.4_20 / 37. miscs of miscs / 21. math&amp;physics / 4. knot-theory / N+,?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0_19-05-14_000.jpg</text:p>
          </table:table-cell>
          <table:table-cell table:style-name="ce15" office:value-type="string">
            <text:p>:m music / log / kb / || s.1:genr=et-N,R=1,memo=+:sec-1,map=MTB1,tempo=70,chord=C</text:p>
          </table:table-cell>
          <table:table-cell table:style-name="ce14"/>
          <table:table-cell table:style-name="ce2"/>
          <table:table-cell table:style-name="ce2" office:value-type="string">
            <text:p>N-35-35-28.518676 E-139-34-48.885498</text:p>
          </table:table-cell>
          <table:table-cell table:style-name="ce32" table:formula="of:=IF([.E8]=&quot;&quot;;[.C8];CONCATENATE([.C8];&quot; / &quot;;[.E8]))" office:value-type="string" office:string-value=":m music / log / kb / || s.1:genr=et-N,R=1,memo=+:sec-1,map=MTB1,tempo=70,chord=C">
            <text:p>:m music / log / kb / || s.1:genr=et-N,R=1,memo=+:sec-1,map=MTB1,tempo=70,chord=C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0_20-50-04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0 E-139-34-49.0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0_20-52-17_000.jpg</text:p>
          </table:table-cell>
          <table:table-cell table:style-name="ce16" office:value-type="string">
            <text:p>:m 記録 / 身体 / 右脚；脛 / 様子 / 一部が凹んでいる；もしくは、膨らんでいる / time=夜；風呂前</text:p>
          </table:table-cell>
          <table:table-cell table:style-name="ce16"/>
          <table:table-cell table:style-name="ce2"/>
          <table:table-cell table:style-name="ce2" office:value-type="string">
            <text:p>N-35-35-28.62854 E-139-34-49.324951</text:p>
          </table:table-cell>
          <table:table-cell table:style-name="ce32" table:formula="of:=IF([.E10]=&quot;&quot;;[.C10];CONCATENATE([.C10];&quot; / &quot;;[.E10]))" office:value-type="string" office:string-value=":m 記録 / 身体 / 右脚；脛 / 様子 / 一部が凹んでいる；もしくは、膨らんでいる / time=夜；風呂前">
            <text:p>:m 記録 / 身体 / 右脚；脛 / 様子 / 一部が凹んでいる；もしくは、膨らんでいる / time=夜；風呂前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0_22-19-05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2"/>
          <table:table-cell table:style-name="ce2" office:value-type="string">
            <text:p>N-35-35-28.546142 E-139-34-48.940429</text:p>
          </table:table-cell>
          <table:table-cell table:style-name="ce32" table:formula="of:=IF([.E11]=&quot;&quot;;[.C11];CONCATENATE([.C11];&quot; / &quot;;[.E11]))" office:value-type="string" office:string-value="-*">
            <text:p>-*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0_23-01-26_000.jpg</text:p>
          </table:table-cell>
          <table:table-cell table:style-name="ce16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69738 E-139-34-49.105224</text:p>
          </table:table-cell>
          <table:table-cell table:style-name="ce32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0_23-05-51_000.jpg</text:p>
          </table:table-cell>
          <table:table-cell table:style-name="ce19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0_23-19-32_000.jpg</text:p>
          </table:table-cell>
          <table:table-cell table:style-name="ce16" office:value-type="string">
            <text:p>:m 記録 / お酒</text:p>
          </table:table-cell>
          <table:table-cell table:style-name="ce5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0_23-30-16_000.jpg</text:p>
          </table:table-cell>
          <table:table-cell table:style-name="ce19" office:value-type="string">
            <text:p>:m :lets / action activity / やること / キャベツ；酒に漬けてみる</text:p>
          </table:table-cell>
          <table:table-cell table:style-name="ce14"/>
          <table:table-cell table:style-name="ce2"/>
          <table:table-cell table:style-name="ce2" office:value-type="string">
            <text:p>N-35-35-28.573608 E-139-34-49.324951</text:p>
          </table:table-cell>
          <table:table-cell table:style-name="ce32" table:formula="of:=IF([.E15]=&quot;&quot;;[.C15];CONCATENATE([.C15];&quot; / &quot;;[.E15]))" office:value-type="string" office:string-value=":m :lets / action activity / やること / キャベツ；酒に漬けてみる">
            <text:p>:m :lets / action activity / やること / キャベツ；酒に漬けてみ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1_00-36-05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2"/>
          <table:table-cell table:style-name="ce2" office:value-type="string">
            <text:p>N-35-35-28.601074 E-139-34-49.050292</text:p>
          </table:table-cell>
          <table:table-cell table:style-name="ce32"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1_00-36-12_000.jpg</text:p>
          </table:table-cell>
          <table:table-cell table:style-name="ce15" office:value-type="string">
            <text:p>:m :PHOTO 寝た時刻 / 2020</text:p>
          </table:table-cell>
          <table:table-cell table:style-name="ce19"/>
          <table:table-cell table:style-name="ce2"/>
          <table:table-cell table:style-name="ce2" office:value-type="string">
            <text:p>N-35-35-28.601074 E-139-34-49.050292</text:p>
          </table:table-cell>
          <table:table-cell table:style-name="ce32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1_09-34-03_000.jpg</text:p>
          </table:table-cell>
          <table:table-cell table:style-name="ce16" office:value-type="string">
            <text:p>:m :PHOTO 起きた時刻 / 2020</text:p>
          </table:table-cell>
          <table:table-cell table:style-name="ce19"/>
          <table:table-cell table:style-name="ce2"/>
          <table:table-cell table:style-name="ce2"/>
          <table:table-cell table:style-name="ce32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21_09-39-19_000.jpg</text:p>
          </table:table-cell>
          <table:table-cell table:style-name="ce5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9.47998 E-139-34-49.98413</text:p>
          </table:table-cell>
          <table:table-cell table:style-name="ce32" table:formula="of:=IF([.E19]=&quot;&quot;;[.C19];CONCATENATE([.C19];&quot; / &quot;;[.E1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21_09-51-55_000.jpg</text:p>
          </table:table-cell>
          <table:table-cell table:style-name="ce19" office:value-type="string">
            <text:p>:m :th / 一番最後に知ること；「死ぬ」とはこういうことか；おれが生きる意味 || :m :th / この先も生きる意味；湧いてくるアイデア || :m :lets / action activity / やること / math；続けよう；wikiのknot-theory；自分で作ろう || :m 見た夢 </text:p>
          </table:table-cell>
          <table:table-cell table:style-name="ce14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20]=&quot;&quot;;[.C20];CONCATENATE([.C20];&quot; / &quot;;[.E20]))" office:value-type="string" office:string-value=":m :th / 一番最後に知ること；「死ぬ」とはこういうことか；おれが生きる意味 || :m :th / この先も生きる意味；湧いてくるアイデア || :m :lets / action activity / やること / math；続けよう；wikiのknot-theory；自分で作ろう || :m 見た夢 ">
            <text:p>:m :th / 一番最後に知ること；「死ぬ」とはこういうことか；おれが生きる意味 || :m :th / この先も生きる意味；湧いてくるアイデア || :m :lets / action activity / やること / math；続けよう；wikiのknot-theory；自分で作ろう || :m 見た夢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21_10-05-49_000.jpg</text:p>
          </table:table-cell>
          <table:table-cell table:style-name="ce5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21]=&quot;&quot;;[.C21];CONCATENATE([.C21];&quot; / &quot;;[.E21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21_10-06-01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22]=&quot;&quot;;[.C22];CONCATENATE([.C22];&quot; / &quot;;[.E22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21_10-06-36_000.jpg</text:p>
          </table:table-cell>
          <table:table-cell table:style-name="ce22" office:value-type="string">
            <text:p>:m 記録 / 身体 / 右脚；脛 / 様子 / 一部が凹んでいる；もしくは、膨らんでいる / time=起きたあと；ダンス前</text:p>
          </table:table-cell>
          <table:table-cell table:style-name="ce13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23]=&quot;&quot;;[.C23];CONCATENATE([.C23];&quot; / &quot;;[.E23]))" office:value-type="string" office:string-value=":m 記録 / 身体 / 右脚；脛 / 様子 / 一部が凹んでいる；もしくは、膨らんでいる / time=起きたあと；ダンス前">
            <text:p>:m 記録 / 身体 / 右脚；脛 / 様子 / 一部が凹んでいる；もしくは、膨らんでいる / time=起きたあと；ダンス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20_18-57-18_000.mp4</text:p>
          </table:table-cell>
          <table:table-cell table:style-name="ce5" office:value-type="string">
            <text:p>:VIDEO / @自宅 / メモ / kb,keyboard / 演奏、play / k-2020-0720-1 / genr=et-N,R=1,memo=+:sec-1,map=MTB1</text:p>
          </table:table-cell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string" office:string-value=":VIDEO / @自宅 / メモ / kb,keyboard / 演奏、play / k-2020-0720-1 / genr=et-N,R=1,memo=+:sec-1,map=MTB1">
            <text:p>:VIDEO / @自宅 / メモ / kb,keyboard / 演奏、play / k-2020-0720-1 / genr=et-N,R=1,memo=+:sec-1,map=MTB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020/07/21</text:date>, <text:time>11:11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1T11:11:54.03</dc:date>
    <dc:creator>iwabuchi ken</dc:creator>
    <meta:editing-duration>P23DT1H58M19S</meta:editing-duration>
    <meta:editing-cycles>8970</meta:editing-cycles>
    <meta:document-statistic meta:table-count="1" meta:cell-count="475" meta:object-count="0"/>
  </office:meta>
</office:document-meta>
</file>